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nfoImpl.NodeInfoImpl( Node node , IdFactoryImpl idFactory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nfoImpl.getPropertyIds( PropertyIterator props , NamePathResolver resolver , IdFactoryImpl id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nfoImpl.getNodeTypeNames( NodeType [ ] nt ,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nfoImpl.getChildInfos( NodeIterator childNodes ,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